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40" calcext:value-type="float">
            <text:p>1540</text:p>
          </table:table-cell>
          <table:table-cell table:style-name="ce7" table:formula="of:=COUNTIF([.B7:.B999998];&quot;X&quot;)" office:value-type="float" office:value="1343" calcext:value-type="float">
            <text:p>1343</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41" calcext:value-type="float">
            <text:p>164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5">
          <table:table-cell table:style-name="ce21" table:formula="of:=[.A1542]+1" office:value-type="date" office:date-value="2026-02-26" calcext:value-type="date">
            <text:p>26/02/2026</text:p>
          </table:table-cell>
          <table:table-cell table:style-name="ce37" office:value-type="string" calcext:value-type="string">
            <text:p>X</text:p>
          </table:table-cell>
          <table:table-cell table:style-name="ce37" table:number-columns-repeated="4"/>
          <table:table-cell table:style-name="ce49" office:value-type="string" calcext:value-type="string">
            <text:p>Nossos 15 anos de casamento, abençoados pelo nosso Deu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Estudei bastante.</text:p>
          </table:table-cell>
          <table:table-cell table:number-columns-repeated="1014"/>
        </table:table-row>
        <table:table-row table:style-name="ro13">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21" table:formula="of:=[.A1544]+1" office:value-type="date" office:date-value="2026-02-28" calcext:value-type="date">
            <text:p>28/02/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Descansei ao longo do dia.</text:p>
          </table:table-cell>
          <table:table-cell table:number-columns-repeated="1014"/>
        </table:table-row>
        <table:table-row table:style-name="ro13">
          <table:table-cell table:style-name="ce21" table:formula="of:=[.A1545]+1" office:value-type="date" office:date-value="2026-03-01" calcext:value-type="date">
            <text:p>01/03/2026</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40 anos de meu irmão de sangue, Pe. Marco Auréli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Fiz e comi churrasco.</text:p>
          </table:table-cell>
          <table:table-cell table:number-columns-repeated="1014"/>
        </table:table-row>
        <table:table-row table:style-name="ro3" table:number-rows-repeated="104702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01">00/00/0000</text:date>, <text:time style:data-style-name="N2" text:time-value="21:57:52.26265949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3-01T21:59:21.211057561</dc:date>
    <meta:editing-duration>P1DT15H30M22S</meta:editing-duration>
    <meta:editing-cycles>1537</meta:editing-cycles>
    <meta:document-statistic meta:table-count="1" meta:cell-count="9304" meta:object-count="0"/>
  </office:meta>
</office:document-meta>
</file>